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Default"/>
        <table:table-row table:style-name="ro1">
          <table:table-cell office:value-type="float" office:value="153984000000">
            <text:p>1.54E+011</text:p>
          </table:table-cell>
          <table:table-cell office:value-type="float" office:value="402187000000">
            <text:p>4.02E+011</text:p>
          </table:table-cell>
          <table:table-cell office:value-type="float" office:value="980839000000">
            <text:p>9.81E+011</text:p>
          </table:table-cell>
          <table:table-cell office:value-type="float" office:value="1682840000000">
            <text:p>1.68E+012</text:p>
          </table:table-cell>
          <table:table-cell office:value-type="float" office:value="1201160000000">
            <text:p>1.20E+012</text:p>
          </table:table-cell>
          <table:table-cell office:value-type="float" office:value="726736000000">
            <text:p>7.27E+011</text:p>
          </table:table-cell>
          <table:table-cell office:value-type="float" office:value="366479000000">
            <text:p>3.66E+011</text:p>
          </table:table-cell>
          <table:table-cell office:value-type="float" office:value="208623000000">
            <text:p>2.09E+011</text:p>
          </table:table-cell>
          <table:table-cell office:value-type="float" office:value="141918000000">
            <text:p>1.42E+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261000000">
            <text:p>1.96E+011</text:p>
          </table:table-cell>
          <table:table-cell office:value-type="float" office:value="413161000000">
            <text:p>4.13E+011</text:p>
          </table:table-cell>
          <table:table-cell office:value-type="float" office:value="958317000000">
            <text:p>9.58E+011</text:p>
          </table:table-cell>
          <table:table-cell office:value-type="float" office:value="1617050000000">
            <text:p>1.62E+012</text:p>
          </table:table-cell>
          <table:table-cell office:value-type="float" office:value="1169810000000">
            <text:p>1.17E+012</text:p>
          </table:table-cell>
          <table:table-cell office:value-type="float" office:value="712362000000">
            <text:p>7.12E+011</text:p>
          </table:table-cell>
          <table:table-cell office:value-type="float" office:value="357297000000">
            <text:p>3.57E+011</text:p>
          </table:table-cell>
          <table:table-cell office:value-type="float" office:value="168897000000">
            <text:p>1.69E+011</text:p>
          </table:table-cell>
          <table:table-cell office:value-type="float" office:value="109865000000">
            <text:p>1.10E+01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39400000000">
            <text:p>1.39E+011</text:p>
          </table:table-cell>
          <table:table-cell office:value-type="float" office:value="337049000000">
            <text:p>3.37E+011</text:p>
          </table:table-cell>
          <table:table-cell office:value-type="float" office:value="803603000000">
            <text:p>8.04E+011</text:p>
          </table:table-cell>
          <table:table-cell office:value-type="float" office:value="1394110000000">
            <text:p>1.39E+012</text:p>
          </table:table-cell>
          <table:table-cell office:value-type="float" office:value="993327000000">
            <text:p>9.93E+011</text:p>
          </table:table-cell>
          <table:table-cell office:value-type="float" office:value="598634000000">
            <text:p>5.99E+011</text:p>
          </table:table-cell>
          <table:table-cell office:value-type="float" office:value="289418000000">
            <text:p>2.89E+011</text:p>
          </table:table-cell>
          <table:table-cell office:value-type="float" office:value="126377000000">
            <text:p>1.26E+011</text:p>
          </table:table-cell>
          <table:table-cell office:value-type="float" office:value="79356500000">
            <text:p>7.94E+010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54715600000">
            <text:p>5.47E+010</text:p>
          </table:table-cell>
          <table:table-cell office:value-type="float" office:value="240259000000">
            <text:p>2.40E+011</text:p>
          </table:table-cell>
          <table:table-cell office:value-type="float" office:value="680011000000">
            <text:p>6.80E+011</text:p>
          </table:table-cell>
          <table:table-cell office:value-type="float" office:value="1254760000000">
            <text:p>1.25E+012</text:p>
          </table:table-cell>
          <table:table-cell office:value-type="float" office:value="875774000000">
            <text:p>8.76E+011</text:p>
          </table:table-cell>
          <table:table-cell office:value-type="float" office:value="508715000000">
            <text:p>5.09E+011</text:p>
          </table:table-cell>
          <table:table-cell office:value-type="float" office:value="227558000000">
            <text:p>2.28E+011</text:p>
          </table:table-cell>
          <table:table-cell office:value-type="float" office:value="80853600000">
            <text:p>8.09E+010</text:p>
          </table:table-cell>
          <table:table-cell office:value-type="float" office:value="39625600000">
            <text:p>3.96E+010</text:p>
          </table:table-cell>
          <table:table-cell office:value-type="float" office:value="0.875">
            <text:p>0.88</text:p>
          </table:table-cell>
        </table:table-row>
        <table:table-row table:style-name="ro1">
          <table:table-cell office:value-type="float" office:value="38755700000">
            <text:p>3.88E+010</text:p>
          </table:table-cell>
          <table:table-cell office:value-type="float" office:value="217004000000">
            <text:p>2.17E+011</text:p>
          </table:table-cell>
          <table:table-cell office:value-type="float" office:value="646378000000">
            <text:p>6.46E+011</text:p>
          </table:table-cell>
          <table:table-cell office:value-type="float" office:value="1222620000000">
            <text:p>1.22E+012</text:p>
          </table:table-cell>
          <table:table-cell office:value-type="float" office:value="844348000000">
            <text:p>8.44E+011</text:p>
          </table:table-cell>
          <table:table-cell office:value-type="float" office:value="480387000000">
            <text:p>4.80E+011</text:p>
          </table:table-cell>
          <table:table-cell office:value-type="float" office:value="205246000000">
            <text:p>2.05E+011</text:p>
          </table:table-cell>
          <table:table-cell office:value-type="float" office:value="65069600000">
            <text:p>6.51E+010</text:p>
          </table:table-cell>
          <table:table-cell office:value-type="float" office:value="26004600000">
            <text:p>2.60E+010</text:p>
          </table:table-cell>
          <table:table-cell office:value-type="float" office:value="0.9375">
            <text:p>0.94</text:p>
          </table:table-cell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formula="oooc:=[.A1]*0.25+[.A2]*0.375+[.A3]*0.19+[.A4]*0.095+[.A5]*0.09" office:value-type="float" office:value="147265870000">
            <text:p>1.47E+011</text:p>
          </table:table-cell>
          <table:table-cell table:formula="oooc:=[.B1]*0.25+[.B2]*0.375+[.B3]*0.19+[.B4]*0.095+[.B5]*0.09" office:value-type="float" office:value="361876400000">
            <text:p>3.62E+011</text:p>
          </table:table-cell>
          <table:table-cell table:formula="oooc:=[.C1]*0.25+[.C2]*0.375+[.C3]*0.19+[.C4]*0.095+[.C5]*0.09" office:value-type="float" office:value="880038260000">
            <text:p>8.80E+011</text:p>
          </table:table-cell>
          <table:table-cell table:formula="oooc:=[.D1]*0.25+[.D2]*0.375+[.D3]*0.19+[.D4]*0.095+[.D5]*0.09" office:value-type="float" office:value="1521222650000">
            <text:p>1.52E+012</text:p>
          </table:table-cell>
          <table:table-cell table:formula="oooc:=[.E1]*0.25+[.E2]*0.375+[.E3]*0.19+[.E4]*0.095+[.E5]*0.09" office:value-type="float" office:value="1086890730000">
            <text:p>1.09E+012</text:p>
          </table:table-cell>
          <table:table-cell table:formula="oooc:=[.F1]*0.25+[.F2]*0.375+[.F3]*0.19+[.F4]*0.095+[.F5]*0.09" office:value-type="float" office:value="654122965000">
            <text:p>6.54E+011</text:p>
          </table:table-cell>
          <table:table-cell table:formula="oooc:=[.G1]*0.25+[.G2]*0.375+[.G3]*0.19+[.G4]*0.095+[.G5]*0.09" office:value-type="float" office:value="320685695000">
            <text:p>3.21E+011</text:p>
          </table:table-cell>
          <table:table-cell table:formula="oooc:=[.H1]*0.25+[.H2]*0.375+[.H3]*0.19+[.H4]*0.095+[.H5]*0.09" office:value-type="float" office:value="153041111000">
            <text:p>1.53E+011</text:p>
          </table:table-cell>
          <table:table-cell table:formula="oooc:=[.I1]*0.25+[.I2]*0.375+[.I3]*0.19+[.I4]*0.095+[.I5]*0.09" office:value-type="float" office:value="97861456000">
            <text:p>9.79E+0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3257600000">
            <text:p>1.33E+010</text:p>
          </table:table-cell>
          <table:table-cell office:value-type="float" office:value="317285000000">
            <text:p>3.17E+011</text:p>
          </table:table-cell>
          <table:table-cell office:value-type="float" office:value="1119080000000">
            <text:p>1.12E+012</text:p>
          </table:table-cell>
          <table:table-cell office:value-type="float" office:value="2281540000000">
            <text:p>2.28E+012</text:p>
          </table:table-cell>
          <table:table-cell office:value-type="float" office:value="1474680000000">
            <text:p>1.47E+012</text:p>
          </table:table-cell>
          <table:table-cell office:value-type="float" office:value="803240000000">
            <text:p>8.03E+011</text:p>
          </table:table-cell>
          <table:table-cell office:value-type="float" office:value="317285000000">
            <text:p>3.17E+011</text:p>
          </table:table-cell>
          <table:table-cell office:value-type="float" office:value="59878400000">
            <text:p>5.99E+010</text:p>
          </table:table-cell>
          <table:table-cell office:value-type="float" office:value="888322000">
            <text:p>8.88E+008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>
            <draw:frame table:end-cell-address="Sheet1.L35" table:end-x="0.7638in" table:end-y="0.0106in" draw:z-index="0" draw:style-name="gr1" svg:width="6.9449in" svg:height="4.1024in" svg:x="0.0421in" svg:y="0.0429in">
              <draw:object draw:notify-on-update-of-ranges=" Sheet1.A1:Sheet1.I1 Sheet1.A10:Sheet1.I10 Sheet1.A8:Sheet1.I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06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initial-creator>K. Dodd</meta:initial-creator>
    <meta:creation-date>2012-05-02T06:02:04</meta:creation-date>
    <dc:creator>K. Dodd</dc:creator>
    <dc:date>2012-05-02T06:36:12</dc:date>
    <meta:editing-cycles>1</meta:editing-cycles>
    <meta:editing-duration>PT23M17S</meta:editing-duration>
    <meta:user-defined meta:name="Info 1"/>
    <meta:user-defined meta:name="Info 2"/>
    <meta:user-defined meta:name="Info 3"/>
    <meta:user-defined meta:name="Info 4"/>
    <meta:document-statistic meta:table-count="3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641cm" svg:height="10.421cm" chart:class="chart:scatter" chart:row-mapping="1 0" chart:style-name="ch1">
        <chart:legend chart:legend-position="end" svg:x="15.739cm" svg:y="4.579cm" chart:style-name="ch2"/>
        <chart:plot-area chart:style-name="ch3" table:cell-range-address="Sheet1.A1:Sheet1.I1 Sheet1.A10:Sheet1.I10 Sheet1.A8:Sheet1.I8" chart:data-source-has-labels="row" svg:x="0.352cm" svg:y="0.208cm" svg:width="15.035cm" svg:height="9.796cm">
          <chart:axis chart:dimension="x" chart:name="primary-x" chart:style-name="ch4">
            <chart:categories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I1" chart:class="chart:scatter">
            <chart:data-point chart:repeated="9"/>
          </chart:series>
          <chart:series chart:style-name="ch8" chart:values-cell-range-address="Sheet1.A10:Sheet1.I10" chart:class="chart:scatter">
            <chart:data-point chart:repeated="9"/>
          </chart:series>
          <chart:series chart:style-name="ch9" chart:values-cell-range-address="Sheet1.A8:Sheet1.I8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53984000000">
                <text:p>153984000000</text:p>
              </table:table-cell>
              <table:table-cell office:value-type="float" office:value="402187000000">
                <text:p>402187000000</text:p>
              </table:table-cell>
              <table:table-cell office:value-type="float" office:value="980839000000">
                <text:p>980839000000</text:p>
              </table:table-cell>
              <table:table-cell office:value-type="float" office:value="1682840000000">
                <text:p>1682840000000</text:p>
              </table:table-cell>
              <table:table-cell office:value-type="float" office:value="1201160000000">
                <text:p>1201160000000</text:p>
              </table:table-cell>
              <table:table-cell office:value-type="float" office:value="726736000000">
                <text:p>726736000000</text:p>
              </table:table-cell>
              <table:table-cell office:value-type="float" office:value="366479000000">
                <text:p>366479000000</text:p>
              </table:table-cell>
              <table:table-cell office:value-type="float" office:value="208623000000">
                <text:p>208623000000</text:p>
              </table:table-cell>
              <table:table-cell office:value-type="float" office:value="141918000000">
                <text:p>14191800000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3257600000">
                <text:p>132576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1119080000000">
                <text:p>1119080000000</text:p>
              </table:table-cell>
              <table:table-cell office:value-type="float" office:value="2281540000000">
                <text:p>2281540000000</text:p>
              </table:table-cell>
              <table:table-cell office:value-type="float" office:value="1474680000000">
                <text:p>1474680000000</text:p>
              </table:table-cell>
              <table:table-cell office:value-type="float" office:value="803240000000">
                <text:p>8032400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59878400000">
                <text:p>59878400000</text:p>
              </table:table-cell>
              <table:table-cell office:value-type="float" office:value="888322000">
                <text:p>88832200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7265870000">
                <text:p>147265870000</text:p>
              </table:table-cell>
              <table:table-cell office:value-type="float" office:value="361876400000">
                <text:p>361876400000</text:p>
              </table:table-cell>
              <table:table-cell office:value-type="float" office:value="880038260000">
                <text:p>880038260000</text:p>
              </table:table-cell>
              <table:table-cell office:value-type="float" office:value="1521222650000">
                <text:p>1521222650000</text:p>
              </table:table-cell>
              <table:table-cell office:value-type="float" office:value="1086890730000">
                <text:p>1086890730000</text:p>
              </table:table-cell>
              <table:table-cell office:value-type="float" office:value="654122965000">
                <text:p>654122965000</text:p>
              </table:table-cell>
              <table:table-cell office:value-type="float" office:value="320685695000">
                <text:p>320685695000</text:p>
              </table:table-cell>
              <table:table-cell office:value-type="float" office:value="153041111000">
                <text:p>153041111000</text:p>
              </table:table-cell>
              <table:table-cell office:value-type="float" office:value="97861456000">
                <text:p>9786145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